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0b9666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c3fb" officeooo:paragraph-rsid="000b966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5c3fb" officeooo:paragraph-rsid="000b966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21556" officeooo:paragraph-rsid="000b9666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weight="normal" officeooo:paragraph-rsid="000b966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weight="bold" officeooo:rsid="000b9666" officeooo:paragraph-rsid="000b966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6pt" fo:font-weight="bold" officeooo:rsid="000b9666" officeooo:paragraph-rsid="000b9666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6pt" fo:font-weight="normal" officeooo:rsid="000b9666" officeooo:paragraph-rsid="000b9666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6pt" fo:font-weight="normal" officeooo:rsid="000b9666" officeooo:paragraph-rsid="000f57b1" style:font-size-asian="16pt" style:font-weight-asian="normal" style:font-size-complex="16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0b9666"/>
    </style:style>
    <style:style style:name="T4" style:family="text">
      <style:text-properties fo:font-size="16pt" fo:font-weight="bold" officeooo:rsid="000b9666" style:font-size-asian="16pt" style:font-weight-asian="bold" style:font-size-complex="16pt" style:font-weight-complex="bold"/>
    </style:style>
    <style:style style:name="T5" style:family="text">
      <style:text-properties officeooo:rsid="000e53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бъектно-ориентированное программирование</text:p>
      <text:p text:style-name="P4">Отчет к лаб. Работе №<text:span text:style-name="T5">3</text:span></text:p>
      <text:p text:style-name="P2">Вариант 5</text:p>
      <text:p text:style-name="P3"><text:tab/><text:span text:style-name="T3">Постановка задачи:</text:span></text:p>
      <text:p text:style-name="P1"><text:tab/>Дополнить систему, состоящую из двух классов <text:span text:style-name="Текст_20_программы_20_Знак">COne</text:span> и <text:span text:style-name="Текст_20_программы_20_Знак">CTwo</text:span>, которые были разработаны в лабораторной работе 2, новым классом <text:span text:style-name="Текст_20_программы_20_Знак">CThree</text:span>. Новый класс должен быть связан <text:span text:style-name="T1">public</text:span> наследованием с классом <text:span text:style-name="Текст_20_программы_20_Знак">CTwo</text:span>. Класс <text:span text:style-name="Текст_20_программы_20_Знак">CThree</text:span> должен имеет одно поля, которое выбирается студентом самостоятельно. Для разрабатываемого класса написать конструкторы умолчания, с параметрами и конструктор копирования, деструктор, методы доступа и метод <text:span text:style-name="Текст_20_программы_20_Знак">print</text:span><text:span text:style-name="Текст_20_программы_20_Знак"><text:span text:style-name="T2">()</text:span></text:span>. Написать тестовую программу для проверки работоспособности разработанных классов.</text:p>
      <text:p text:style-name="P1"/>
      <text:p text:style-name="P1"><text:tab/><text:span text:style-name="T4">Код программы:</text:span></text:p>
      <text:p text:style-name="P6"><text:s text:c="4"/>CThree.hpp:</text:p>
      <text:p text:style-name="P5">#include "/home/xxx/uni/2/oop/lr02/CTwo.hpp"</text:p>
      <text:p text:style-name="P5"/>
      <text:p text:style-name="P5">struct CThree : public CTwo {</text:p>
      <text:p text:style-name="P5"><text:s text:c="4"/>explicit CThree() : var(0) {}</text:p>
      <text:p text:style-name="P5"/>
      <text:p text:style-name="P5"><text:s text:c="4"/>explicit CThree(int a) : var(a) {}</text:p>
      <text:p text:style-name="P5"/>
      <text:p text:style-name="P5"><text:s text:c="4"/>explicit CThree(const CThree &amp;a) : CTwo(a) { var = a.var; }</text:p>
      <text:p text:style-name="P5"/>
      <text:p text:style-name="P5"><text:s text:c="4"/>CThree &amp;operator=(const CThree &amp;a) {</text:p>
      <text:p text:style-name="P5"><text:s text:c="8"/>var = a.var;</text:p>
      <text:p text:style-name="P5"><text:s text:c="8"/>return *this;</text:p>
      <text:p text:style-name="P5"><text:s text:c="4"/>}</text:p>
      <text:p text:style-name="P5"/>
      <text:p text:style-name="P5"><text:s text:c="4"/>CThree &amp;operator=(int a) {</text:p>
      <text:p text:style-name="P5"><text:s text:c="8"/>var = a;</text:p>
      <text:p text:style-name="P5"><text:s text:c="8"/>return *this;</text:p>
      <text:p text:style-name="P5"><text:s text:c="4"/>}</text:p>
      <text:p text:style-name="P5"/>
      <text:p text:style-name="P5"><text:s text:c="4"/>~CThree() {}</text:p>
      <text:p text:style-name="P5"/>
      <text:p text:style-name="P5"><text:s text:c="4"/>int get_int() { return var; }</text:p>
      <text:p text:style-name="P5"/>
      <text:p text:style-name="P5"><text:s text:c="4"/>void print() { std::cout &lt;&lt; "int = " &lt;&lt; var &lt;&lt; '\n'; }</text:p>
      <text:p text:style-name="P5"/>
      <text:p text:style-name="P5"><text:s text:c="3"/>private:</text:p>
      <text:p text:style-name="P5"><text:s text:c="4"/>int var;</text:p>
      <text:p text:style-name="P5">};</text:p>
      <text:p text:style-name="P6"><text:s text:c="4"/>main.cpp:</text:p>
      <text:p text:style-name="P5">#include &lt;iostream&gt;</text:p>
      <text:p text:style-name="P5">#include "CThree.hpp"</text:p>
      <text:p text:style-name="P5"/>
      <text:p text:style-name="P5">int main() {</text:p>
      <text:p text:style-name="P5"><text:soft-page-break/><text:s text:c="4"/>CThree * bruh = new CThree(88);</text:p>
      <text:p text:style-name="P5"><text:s text:c="4"/>bruh-&gt;print();</text:p>
      <text:p text:style-name="P5"><text:s text:c="4"/>*bruh = 99;</text:p>
      <text:p text:style-name="P5"><text:s text:c="4"/>std::cout &lt;&lt; bruh-&gt;get_int() &lt;&lt; '\n';</text:p>
      <text:p text:style-name="P5"/>
      <text:p text:style-name="P5"><text:s text:c="4"/>std::cout &lt;&lt; bruh-&gt;get_COne()-&gt;get_f() &lt;&lt; '\n';</text:p>
      <text:p text:style-name="P5"/>
      <text:p text:style-name="P5"><text:s text:c="4"/>((CTwo *)bruh)-&gt;print();</text:p>
      <text:p text:style-name="P5"><text:s text:c="4"/></text:p>
      <text:p text:style-name="P5"><text:s text:c="4"/>delete bruh;</text:p>
      <text:p text:style-name="P5"><text:s text:c="4"/>return 0;</text:p>
      <text:p text:style-name="P5">}</text:p>
      <text:p text:style-name="P7"><text:tab/>Вывод программы:</text:p>
      <text:p text:style-name="P9"><text:s/></text:p>
      <text:p text:style-name="P9">int = 88</text:p>
      <text:p text:style-name="P8">99</text:p>
      <text:p text:style-name="P8">0</text:p>
      <text:p text:style-name="P8">double = 0</text:p>
      <text:p text:style-name="P8">COne * = 0x60200000001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27:32.040605993</meta:creation-date>
    <dc:date>2022-12-22T14:09:16.757792757</dc:date>
    <meta:editing-duration>PT13M49S</meta:editing-duration>
    <meta:editing-cycles>4</meta:editing-cycles>
    <meta:generator>LibreOffice/7.4.3.2$Linux_X86_64 LibreOffice_project/40$Build-2</meta:generator>
    <meta:document-statistic meta:table-count="0" meta:image-count="0" meta:object-count="0" meta:page-count="2" meta:paragraph-count="47" meta:word-count="203" meta:character-count="1475" meta:non-whitespace-character-count="1189"/>
  </office:meta>
</office:document-meta>
</file>